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No_20_Spacing">
      <style:text-properties style:font-name="Arial1" style:font-name-complex="Arial2"/>
    </style:style>
    <style:style style:name="P3" style:family="paragraph" style:parent-style-name="No_20_Spacing">
      <style:paragraph-properties fo:line-height="115%" fo:text-align="justify" style:justify-single-word="false"/>
      <style:text-properties style:font-name="Arial1" style:font-name-complex="Arial2"/>
    </style:style>
    <style:style style:name="P4" style:family="paragraph" style:parent-style-name="No_20_Spacing">
      <style:text-properties style:font-name="Arial1" style:text-underline-style="solid" style:text-underline-width="auto" style:text-underline-color="font-color" fo:font-weight="bold" style:font-weight-asian="bold" style:font-name-complex="Arial2"/>
    </style:style>
    <style:style style:name="P5" style:family="paragraph" style:parent-style-name="No_20_Spacing">
      <style:paragraph-properties fo:line-height="115%" fo:text-align="justify" style:justify-single-word="false"/>
      <style:text-properties style:font-name="Arial1" fo:font-size="10pt" fo:font-weight="bold" style:font-size-asian="10pt" style:font-weight-asian="bold" style:font-name-complex="Arial2"/>
    </style:style>
    <style:style style:name="P6" style:family="paragraph" style:parent-style-name="No_20_Spacing">
      <style:paragraph-properties fo:line-height="115%" fo:text-align="justify" style:justify-single-word="false"/>
    </style:style>
    <style:style style:name="P7" style:family="paragraph" style:parent-style-name="No_20_Spacing">
      <style:paragraph-properties fo:margin-top="0cm" fo:margin-bottom="0cm" style:contextual-spacing="false" fo:text-align="start"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8"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9"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10"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0edc4f" officeooo:paragraph-rsid="000edc4f"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52744" officeooo:paragraph-rsid="00152744" style:letter-kerning="false" style:font-name-asian="Calibri1" style:font-size-asian="11pt" style:language-asian="en" style:country-asian="US" style:font-name-complex="Arial2" style:font-size-complex="11pt" style:language-complex="ar" style:country-complex="SA"/>
    </style:style>
    <style:style style:name="P14"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15" style:family="paragraph" style:parent-style-name="No_20_Spacing">
      <style:paragraph-properties fo:margin-top="0cm" fo:margin-bottom="0cm" style:contextual-spacing="false" fo:text-align="center" style:justify-single-word="false" fo:orphans="2" fo:widows="2"/>
      <style:text-properties style:font-name="Arial1"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1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2" style:font-size-complex="11pt" style:language-complex="ar" style:country-complex="SA"/>
    </style:style>
    <style:style style:name="P18"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19"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0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20"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d6f60" officeooo:paragraph-rsid="000d6f60" style:letter-kerning="false" style:font-name-asian="Calibri1" style:language-asian="en" style:country-asian="US" style:font-style-asian="italic" style:font-name-complex="Arial2" style:font-size-complex="11pt" style:language-complex="ar" style:country-complex="SA"/>
    </style:style>
    <style:style style:name="P21"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fdaaa" officeooo:paragraph-rsid="000fdaaa" style:letter-kerning="false" style:font-name-asian="Calibri1" style:language-asian="en" style:country-asian="US" style:font-style-asian="italic" style:font-name-complex="Arial2" style:font-size-complex="11pt" style:language-complex="ar" style:country-complex="SA"/>
    </style:style>
    <style:style style:name="P22"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152744" officeooo:paragraph-rsid="00152744" style:letter-kerning="false" style:font-name-asian="Calibri1" style:language-asian="en" style:country-asian="US" style:font-style-asian="italic" style:font-name-complex="Arial2" style:font-size-complex="11pt" style:language-complex="ar" style:country-complex="SA"/>
    </style:style>
    <style:style style:name="P23"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font-size="10pt" fo:language="fr" fo:country="FR" fo:font-style="italic" officeooo:rsid="000edc4f" officeooo:paragraph-rsid="000edc4f" style:letter-kerning="false" style:font-name-asian="Calibri1" style:font-size-asian="10pt" style:language-asian="en" style:country-asian="US" style:font-style-asian="italic" style:font-name-complex="Arial2" style:font-size-complex="11pt" style:language-complex="ar" style:country-complex="SA"/>
    </style:style>
    <style:style style:name="P24" style:family="paragraph" style:parent-style-name="Standard">
      <style:paragraph-properties fo:margin-top="0cm" fo:margin-bottom="0cm" style:contextual-spacing="false" fo:line-height="115%" fo:text-align="justify" style:justify-single-word="false"/>
      <style:text-properties style:font-name="Arial1" style:font-name-asian="Times New Roman1" style:language-asian="fr" style:country-asian="FR" style:font-name-complex="Arial2"/>
    </style:style>
    <style:style style:name="P25"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style>
    <style:style style:name="P26"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27" style:family="paragraph" style:parent-style-name="Standard">
      <style:paragraph-properties fo:margin-top="0cm" fo:margin-bottom="0cm" style:contextual-spacing="false" fo:line-height="115%" fo:text-align="justify" style:justify-single-word="false"/>
      <style:text-properties style:font-name="Arial1" fo:font-size="10pt" fo:font-weight="bold" style:font-name-asian="Times New Roman1" style:font-size-asian="10pt" style:language-asian="fr" style:country-asian="FR" style:font-weight-asian="bold" style:font-name-complex="Arial2"/>
    </style:style>
    <style:style style:name="P28"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style>
    <style:style style:name="P29"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font-size-complex="12pt"/>
    </style:style>
    <style:style style:name="P30"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31" style:family="paragraph" style:parent-style-name="Standard">
      <style:paragraph-properties fo:margin-top="0cm" fo:margin-bottom="0cm" style:contextual-spacing="false" fo:line-height="100%" fo:text-align="justify" style:justify-single-word="false"/>
    </style:style>
    <style:style style:name="P32"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complex="Arial2"/>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1" officeooo:rsid="00152744" officeooo:paragraph-rsid="00152744" style:font-name-complex="Arial2"/>
    </style:style>
    <style:style style:name="P34"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font-style="italic" style:font-size-asian="10pt" style:font-style-asian="italic" style:font-name-complex="Arial2"/>
    </style:style>
    <style:style style:name="P35"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style:font-size-asian="10pt" style:font-name-complex="Arial2"/>
    </style:style>
    <style:style style:name="P36"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37" style:family="paragraph" style:parent-style-name="Standard">
      <style:paragraph-properties fo:margin-top="0cm" fo:margin-bottom="0cm" style:contextual-spacing="false" fo:text-align="center" style:justify-single-word="false" fo:orphans="2" fo:widows="2"/>
      <style:text-properties fo:font-variant="normal" fo:text-transform="none" fo:color="#000000" loext:opacity="100%" style:text-line-through-style="none" style:text-line-through-type="none" style:font-name="Arial" fo:font-size="10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38"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1" style:font-name-complex="Arial2"/>
    </style:style>
    <style:style style:name="P39"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style:font-name-complex="Arial2"/>
    </style:style>
    <style:style style:name="P40"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officeooo:paragraph-rsid="0011f192" style:font-name-complex="Arial2"/>
    </style:style>
    <style:style style:name="P41"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1" style:font-name-complex="Arial2"/>
    </style:style>
    <style:style style:name="P42" style:family="paragraph" style:parent-style-name="docdata">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43" style:family="paragraph" style:parent-style-name="Normal_20__28_Web_29_">
      <style:paragraph-properties fo:margin-top="0cm" fo:margin-bottom="0cm" style:contextual-spacing="false" fo:text-align="center" style:justify-single-word="false"/>
      <style:text-properties fo:color="#000000" loext:opacity="100%" style:font-name="Arial1" fo:font-size="20pt" style:font-size-asian="20pt" style:font-name-complex="Arial2" style:font-size-complex="20pt"/>
    </style:style>
    <style:style style:name="P44" style:family="paragraph" style:parent-style-name="Normal_20__28_Web_29_">
      <style:paragraph-properties fo:margin-top="0cm" fo:margin-bottom="0cm" style:contextual-spacing="false" fo:text-align="center" style:justify-single-word="false"/>
      <style:text-properties fo:color="#000000" loext:opacity="100%" style:font-name="Arial1" fo:font-size="11pt" style:font-size-asian="11pt" style:font-name-complex="Arial2" style:font-size-complex="11pt"/>
    </style:style>
    <style:style style:name="P45"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text-properties style:font-name="Arial1" style:font-name-asian="Times New Roman1" style:language-asian="fr" style:country-asian="FR" style:font-name-complex="Arial2"/>
    </style:style>
    <style:style style:name="P46" style:family="paragraph" style:parent-style-name="Text_20_body">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47" style:family="paragraph" style:parent-style-name="Text_20_body">
      <style:paragraph-properties fo:margin-top="0cm" fo:margin-bottom="0cm" style:contextual-spacing="false" fo:line-height="162%" style:writing-mode="lr-tb"/>
    </style:style>
    <style:style style:name="P48" style:family="paragraph" style:parent-style-name="No_20_Spacing">
      <style:paragraph-properties fo:padding-left="0cm" fo:padding-right="0cm" fo:padding-top="0cm" fo:padding-bottom="0.035cm" fo:border-left="none" fo:border-right="none" fo:border-top="none" fo:border-bottom="0.74pt solid #000000"/>
      <style:text-properties style:font-name="Arial1" style:font-name-complex="Arial2"/>
    </style:style>
    <style:style style:name="P49" style:family="paragraph" style:parent-style-name="No_20_Spacing">
      <style:paragraph-properties fo:margin-left="1.27cm" fo:margin-right="0cm" fo:line-height="115%" fo:text-align="justify" style:justify-single-word="false" fo:text-indent="0cm" style:auto-text-indent="false"/>
      <style:text-properties style:font-name="Arial1" fo:font-size="10pt" fo:font-weight="bold" style:font-size-asian="10pt" style:font-weight-asian="bold" style:font-name-complex="Arial2"/>
    </style:style>
    <style:style style:name="P50"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1"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6bddd" officeooo:paragraph-rsid="0016bddd" style:letter-kerning="false" style:font-name-asian="Calibri1" style:font-size-asian="11pt" style:language-asian="en" style:country-asian="US" style:font-name-complex="Arial2" style:font-size-complex="11pt" style:language-complex="ar" style:country-complex="SA"/>
    </style:style>
    <style:style style:name="P52"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86215" officeooo:paragraph-rsid="00186215" style:letter-kerning="false" style:font-name-asian="Calibri1" style:font-size-asian="11pt" style:language-asian="en" style:country-asian="US" style:font-name-complex="Arial2" style:font-size-complex="11pt" style:language-complex="ar" style:country-complex="SA"/>
    </style:style>
    <style:style style:name="P53"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54"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5"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56"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9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7"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8"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12pt" fo:language="fr" fo:country="FR" fo:font-style="normal" style:text-underline-style="none" fo:font-weight="normal"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59"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1" fo:font-size="11pt" fo:language="fr" fo:country="FR" style:text-underline-style="none"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60" style:family="paragraph" style:parent-style-name="Standard">
      <style:text-properties style:font-name="Arial1" fo:font-size="10pt" fo:font-style="italic" style:font-size-asian="10pt" style:font-style-asian="italic" style:font-name-complex="Arial2"/>
    </style:style>
    <style:style style:name="P61" style:family="paragraph" style:parent-style-name="Standard">
      <style:text-properties style:font-name="Arial1" style:font-name-complex="Arial2"/>
    </style:style>
    <style:style style:name="P62" style:family="paragraph" style:parent-style-name="Standard">
      <style:text-properties fo:color="#000000" loext:opacity="100%" style:font-name="Arial1" style:font-name-complex="Arial2"/>
    </style:style>
    <style:style style:name="P6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64" style:family="paragraph" style:parent-style-name="List_20_Paragraph">
      <style:paragraph-properties fo:margin-top="0cm" fo:margin-bottom="0cm" style:contextual-spacing="true" fo:line-height="100%" fo:text-align="justify" style:justify-single-word="false"/>
      <style:text-properties fo:color="#333333" loext:opacity="100%" style:font-name="Arial1" officeooo:rsid="00132e20" officeooo:paragraph-rsid="00132e20" style:font-name-complex="Arial2"/>
    </style:style>
    <style:style style:name="P65" style:family="paragraph" style:parent-style-name="List_20_Paragraph">
      <style:paragraph-properties fo:margin-top="0cm" fo:margin-bottom="0cm" style:contextual-spacing="true" fo:line-height="115%" fo:text-align="justify" style:justify-single-word="false"/>
      <style:text-properties fo:color="#333333" loext:opacity="100%" style:font-name="Arial1" officeooo:rsid="00132e20" officeooo:paragraph-rsid="00132e20" style:font-name-complex="Arial2"/>
    </style:style>
    <style:style style:name="P66" style:family="paragraph" style:parent-style-name="No_20_Spacing">
      <style:paragraph-properties fo:line-height="115%" fo:text-align="justify" style:justify-single-word="false" fo:padding-left="0.141cm" fo:padding-right="0.141cm" fo:padding-top="0.035cm" fo:padding-bottom="0.035cm" fo:border="0.51pt solid #000000" style:shadow="none"/>
      <style:text-properties style:font-name="Arial1" style:font-name-complex="Arial2"/>
    </style:style>
    <style:style style:name="P67" style:family="paragraph" style:parent-style-name="Text_20_body">
      <style:text-properties fo:color="#000000" loext:opacity="100%"/>
    </style:style>
    <style:style style:name="P68"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style>
    <style:style style:name="P6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color="#000000" loext:opacity="100%"/>
    </style:style>
    <style:style style:name="P70"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color="#000000" loext:opacity="100%" style:font-name="Arial1" fo:font-weight="bold" officeooo:paragraph-rsid="0011f192" style:font-weight-asian="bold" style:font-name-complex="Arial2"/>
    </style:style>
    <style:style style:name="P71" style:family="paragraph" style:parent-style-name="docdata" style:master-page-name="Standard">
      <style:paragraph-properties fo:margin-top="0cm" fo:margin-bottom="0cm" style:contextual-spacing="false" fo:text-align="center" style:justify-single-word="false" style:page-number="auto"/>
      <style:text-properties fo:color="#000000" loext:opacity="100%" style:font-name="Arial1" fo:font-size="20pt" style:font-size-asian="20pt" style:font-name-complex="Arial2" style:font-size-complex="20pt"/>
    </style:style>
    <style:style style:name="P72" style:family="paragraph" style:parent-style-name="List_20_Paragraph" style:list-style-name="WWNum3">
      <style:paragraph-properties fo:margin-top="0cm" fo:margin-bottom="0cm" style:contextual-spacing="true" fo:line-height="100%" fo:text-align="justify" style:justify-single-word="false"/>
    </style:style>
    <style:style style:name="P73" style:family="paragraph" style:parent-style-name="List_20_Paragraph">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4" style:family="paragraph" style:parent-style-name="List_20_Paragraph" style:list-style-name="WWNum4">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5" style:family="paragraph" style:parent-style-name="List_20_Paragraph" style:list-style-name="WWNum5">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76"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7" style:family="paragraph" style:parent-style-name="List_20_Paragraph" style:list-style-name="WWNum4">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8" style:family="paragraph" style:parent-style-name="List_20_Paragraph" style:list-style-name="WWNum5">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79" style:family="paragraph" style:parent-style-name="List_20_Paragraph">
      <style:paragraph-properties fo:margin-top="0cm" fo:margin-bottom="0cm" style:contextual-spacing="true" fo:line-height="115%" fo:text-align="justify" style:justify-single-word="false"/>
      <style:text-properties fo:color="#000000" loext:opacity="100%" style:font-name="Arial1" fo:font-weight="bold" officeooo:rsid="00132e20" style:font-weight-asian="bold" style:font-name-complex="Arial2"/>
    </style:style>
    <style:style style:name="P80" style:family="paragraph" style:parent-style-name="List_20_Paragraph">
      <style:paragraph-properties fo:margin-top="0cm" fo:margin-bottom="0cm" style:contextual-spacing="true" fo:line-height="115%" fo:text-align="justify" style:justify-single-word="false"/>
      <style:text-properties fo:color="#666666" loext:opacity="100%" style:font-name="Arial1" fo:font-weight="bold" officeooo:rsid="0011f192" officeooo:paragraph-rsid="0011f192" style:font-weight-asian="bold" style:font-name-complex="Arial2"/>
    </style:style>
    <style:style style:name="P81"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82" style:family="paragraph" style:parent-style-name="No_20_Spacing" style:list-style-name="WWNum1">
      <style:paragraph-properties fo:line-height="115%"/>
      <style:text-properties style:font-name="Arial1" fo:font-size="10pt" fo:font-weight="bold" style:font-size-asian="10pt" style:font-weight-asian="bold" style:font-name-complex="Arial2"/>
    </style:style>
    <style:style style:name="P83" style:family="paragraph" style:parent-style-name="No_20_Spacing" style:list-style-name="WWNum2">
      <style:paragraph-properties fo:line-height="115%" fo:text-align="justify" style:justify-single-word="false"/>
      <style:text-properties style:font-name="Arial1" fo:font-size="10pt" fo:font-weight="bold" style:font-size-asian="10pt" style:font-weight-asian="bold" style:font-name-complex="Arial2"/>
    </style:style>
    <style:style style:name="P84" style:family="paragraph" style:parent-style-name="No_20_Spacing" style:list-style-name="WWNum2">
      <style:paragraph-properties fo:line-height="115%" fo:text-align="justify" style:justify-single-word="false"/>
    </style:style>
    <style:style style:name="P85"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officeooo:rsid="001b89e1" officeooo:paragraph-rsid="001b89e1" style:letter-kerning="false" style:font-name-asian="Calibri1" style:font-size-asian="11pt" style:language-asian="en" style:country-asian="US" style:font-name-complex="Arial2" style:font-size-complex="11pt" style:language-complex="ar" style:country-complex="SA"/>
    </style:style>
    <style:style style:name="P86"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1c0311" officeooo:paragraph-rsid="001c0311" style:letter-kerning="false" style:font-name-asian="Calibri1" style:font-size-asian="11pt" style:language-asian="en" style:country-asian="US" style:font-name-complex="Arial2" style:font-size-complex="11pt" style:language-complex="ar" style:country-complex="SA"/>
    </style:style>
    <style:style style:name="P87" style:family="paragraph" style:parent-style-name="Normal_20__28_Web_29_" style:list-style-name="WWNum1">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88" style:family="paragraph" style:parent-style-name="Standard">
      <style:text-properties fo:color="#a6a6a6" loext:opacity="100%" style:font-name="Arial1" fo:font-size="10pt" fo:font-style="italic" style:font-size-asian="10pt" style:font-style-asian="italic" style:font-name-complex="Arial2"/>
    </style:style>
    <style:style style:name="P89"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90" style:family="paragraph" style:parent-style-name="Standard">
      <style:paragraph-properties fo:margin-top="0cm" fo:margin-bottom="0cm" style:contextual-spacing="false"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1" style:family="paragraph" style:parent-style-name="Standard">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2"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fo:font-variant="normal" fo:text-transform="none" fo:color="#000000" loext:opacity="100%" style:text-line-through-style="none" style:text-line-through-type="none" style:font-name="Arial" fo:font-size="8pt" fo:language="fr" fo:country="FR" fo:font-style="normal" style:text-underline-style="none" fo:font-weight="normal" officeooo:paragraph-rsid="0016bddd" style:letter-kerning="false" style:text-blinking="false" fo:background-color="transparent" style:font-name-asian="Calibri1" style:font-size-asian="11pt" style:language-asian="en" style:country-asian="US" style:font-name-complex="Arial2" style:font-size-complex="11pt" style:language-complex="ar" style:country-complex="SA"/>
    </style:style>
    <style:style style:name="P93" style:family="paragraph" style:parent-style-name="Text_20_body">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94"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Arial1" style:text-underline-style="none" style:text-blinking="false" fo:background-color="transparent" style:font-name-asian="Times New Roman1" style:language-asian="fr" style:country-asian="FR" style:font-name-complex="Arial2" style:font-size-complex="12pt"/>
    </style:style>
    <style:style style:name="P95" style:family="paragraph" style:parent-style-name="Text_20_body">
      <style:paragraph-properties fo:margin-top="0cm" fo:margin-bottom="0cm" style:contextual-spacing="false" fo:line-height="138%" style:writing-mode="lr-tb"/>
    </style:style>
    <style:style style:name="P9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b89e1" style:text-blinking="false" fo:background-color="transparent"/>
    </style:style>
    <style:style style:name="P98" style:family="paragraph" style:parent-style-name="Text_20_body">
      <style:paragraph-properties fo:margin-left="0.776cm" fo:margin-right="0cm" fo:margin-top="0cm" fo:margin-bottom="0cm" style:contextual-spacing="false" fo:line-height="162%" fo:text-align="justify" style:justify-single-word="false" fo:text-indent="-0.776cm" style:auto-text-indent="false" fo:padding="0cm" fo:border="none" style:writing-mode="lr-tb"/>
      <style:text-properties fo:font-variant="normal" fo:text-transform="none" fo:color="#000000" loext:opacity="100%" style:font-name="Arial" fo:font-size="11pt" fo:font-style="normal" style:text-underline-style="solid" style:text-underline-width="auto" style:text-underline-color="font-color" fo:font-weight="normal" officeooo:paragraph-rsid="0011f192" fo:background-color="transparent" style:font-name-complex="Arial2"/>
    </style:style>
    <style:style style:name="P99"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officeooo:rsid="0018e85e" officeooo:paragraph-rsid="0018e85e"/>
    </style:style>
    <style:style style:name="P100" style:family="paragraph" style:parent-style-name="Text_20_body">
      <style:paragraph-properties fo:margin-left="0cm" fo:margin-right="0.199cm" fo:margin-top="0cm" fo:margin-bottom="0cm" style:contextual-spacing="false" fo:line-height="115%" fo:text-align="start" style:justify-single-word="false" fo:orphans="2" fo:widows="2" fo:text-indent="0cm" style:auto-text-indent="false"/>
      <style:text-properties fo:font-variant="normal" fo:text-transform="none" fo:color="#000000" loext:opacity="100%" style:text-line-through-style="none" style:text-line-through-type="none" style:font-name="Arial" fo:font-size="11pt" style:text-underline-style="none" officeooo:rsid="001b89e1" officeooo:paragraph-rsid="001b89e1" style:text-blinking="false" fo:background-color="transparen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loext:opacity="100%" style:font-name="Arial1" fo:font-size="10pt" fo:font-weight="bold" style:font-size-asian="10pt" style:font-weight-asian="bold" style:font-name-complex="Arial2"/>
    </style:style>
    <style:style style:name="T3" style:family="text">
      <style:text-properties fo:color="#000000" loext:opacity="100%" style:font-name="Arial1" fo:font-size="10pt" fo:font-style="italic" style:font-size-asian="10pt" style:font-style-asian="italic" style:font-name-complex="Arial2"/>
    </style:style>
    <style:style style:name="T4" style:family="text">
      <style:text-properties fo:color="#000000" loext:opacity="100%" style:font-name="Arial1" fo:font-size="10pt" style:font-size-asian="10pt" style:font-name-complex="Arial2"/>
    </style:style>
    <style:style style:name="T5" style:family="text">
      <style:text-properties fo:color="#000000" loext:opacity="100%" style:font-name="Arial1" style:font-name-complex="Arial2"/>
    </style:style>
    <style:style style:name="T6" style:family="text">
      <style:text-properties fo:color="#000000" loext:opacity="100%" style:font-name="Arial1" style:text-underline-style="solid" style:text-underline-width="auto" style:text-underline-color="font-color" style:font-name-complex="Arial2"/>
    </style:style>
    <style:style style:name="T7" style:family="text">
      <style:text-properties style:font-name="Arial1" fo:font-weight="bold" style:font-weight-asian="bold" style:font-name-complex="Arial2"/>
    </style:style>
    <style:style style:name="T8" style:family="text">
      <style:text-properties style:font-name="Arial1" fo:font-weight="bold" style:font-name-asian="Times New Roman1" style:language-asian="fr" style:country-asian="FR" style:font-weight-asian="bold" style:font-name-complex="Arial2" style:font-size-complex="12pt"/>
    </style:style>
    <style:style style:name="T9" style:family="text">
      <style:text-properties style:font-name="Arial1" style:text-underline-style="solid" style:text-underline-width="auto" style:text-underline-color="font-color" fo:font-weight="bold" style:font-weight-asian="bold" style:font-name-complex="Arial2"/>
    </style:style>
    <style:style style:name="T10" style:family="text">
      <style:text-properties style:font-name="Arial1" style:text-underline-style="solid" style:text-underline-width="auto" style:text-underline-color="font-color" fo:font-weight="bold" style:font-name-asian="Times New Roman1" style:language-asian="fr" style:country-asian="FR" style:font-weight-asian="bold" style:font-name-complex="Arial2" style:font-size-complex="12pt"/>
    </style:style>
    <style:style style:name="T11" style:family="text">
      <style:text-properties style:font-name="Arial1" fo:font-size="10pt" fo:font-weight="bold" style:font-size-asian="10pt" style:font-weight-asian="bold" style:font-name-complex="Arial2"/>
    </style:style>
    <style:style style:name="T12" style:family="text">
      <style:text-properties style:font-name="Arial1" fo:font-size="10pt" fo:font-style="italic" style:font-size-asian="10pt" style:font-style-asian="italic" style:font-name-complex="Arial2"/>
    </style:style>
    <style:style style:name="T13" style:family="text">
      <style:text-properties fo:font-weight="bold" style:font-weight-asian="bold"/>
    </style:style>
    <style:style style:name="T14" style:family="text">
      <style:text-properties fo:font-weight="bold" officeooo:rsid="00132e20" style:font-weight-asian="bold"/>
    </style:style>
    <style:style style:name="T15" style:family="text">
      <style:text-properties fo:font-weight="bold" officeooo:rsid="0011f192" style:font-weight-asian="bold"/>
    </style:style>
    <style:style style:name="T16" style:family="text">
      <style:text-properties fo:font-weight="bold" officeooo:rsid="00152744" style:font-weight-asian="bold"/>
    </style:style>
    <style:style style:name="T17" style:family="text">
      <style:text-properties fo:language="fr" fo:country="FR" style:letter-kerning="false" style:font-name-asian="Calibri1" style:font-size-asian="11pt" style:language-asian="en" style:country-asian="US" style:font-name-complex="Arial2" style:font-size-complex="11pt" style:language-complex="ar" style:country-complex="SA"/>
    </style:style>
    <style:style style:name="T18" style:family="text">
      <style:text-properties fo:language="fr" fo:country="FR" officeooo:rsid="000edc4f" style:letter-kerning="false" style:font-name-asian="Calibri1" style:font-size-asian="11pt" style:language-asian="en" style:country-asian="US" style:font-name-complex="Arial2" style:font-size-complex="11pt" style:language-complex="ar" style:country-complex="SA"/>
    </style:style>
    <style:style style:name="T19" style:family="text">
      <style:text-properties fo:language="fr" fo:country="FR" officeooo:rsid="00186215" style:letter-kerning="false" style:font-name-asian="Calibri1" style:font-size-asian="11pt" style:language-asian="en" style:country-asian="US" style:font-name-complex="Arial2" style:font-size-complex="11pt" style:language-complex="ar" style:country-complex="SA"/>
    </style:style>
    <style:style style:name="T20" style:family="text">
      <style:text-properties fo:language="fr" fo:country="FR" fo:font-style="normal" fo:font-weight="normal" style:letter-kerning="false" style:font-name-asian="Calibri1" style:font-size-asian="11pt" style:language-asian="en" style:country-asian="US" style:font-name-complex="Arial2" style:font-size-complex="11pt" style:language-complex="ar" style:country-complex="SA"/>
    </style:style>
    <style:style style:name="T21" style:family="text">
      <style:text-properties officeooo:rsid="000d6f60"/>
    </style:style>
    <style:style style:name="T22"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normal" officeooo:rsid="001b89e1"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25" style:family="text">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c0311" style:text-blinking="false" fo:background-color="transparent" loext:char-shading-value="0"/>
    </style:style>
    <style:style style:name="T31" style:family="text">
      <style:text-properties fo:font-variant="normal" fo:text-transform="none" fo:color="#000000" loext:opacity="100%" style:text-line-through-style="none" style:text-line-through-type="none" fo:language="fr" fo:country="FR" fo:font-style="normal" style:text-underline-style="none" fo:font-weight="normal" style:letter-kerning="false" style:text-blinking="false" fo:background-color="transparent" loext:char-shading-value="0" style:font-name-asian="Calibri1" style:font-size-asian="11pt" style:language-asian="en" style:country-asian="US" style:font-name-complex="Arial2" style:font-size-complex="11pt" style:language-complex="ar" style:country-complex="SA"/>
    </style:style>
    <style:style style:name="T32" style:family="text">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loext:char-shading-value="0"/>
    </style:style>
    <style:style style:name="T33" style:family="text">
      <style:text-properties fo:font-variant="normal" fo:text-transform="none" fo:color="#000000" loext:opacity="100%" style:font-name="Arial" fo:font-size="11pt" fo:font-style="italic" style:text-underline-style="solid" style:text-underline-width="auto" style:text-underline-color="font-color" fo:font-weight="normal" fo:background-color="transparent" loext:char-shading-value="0"/>
    </style:style>
    <style:style style:name="T34"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35"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36" style:family="text">
      <style:text-properties fo:font-variant="normal" fo:text-transform="none" fo:color="#1155cc" loext:opacity="100%" style:font-name="Arial" fo:font-size="11pt" fo:font-style="italic" style:text-underline-style="solid" style:text-underline-width="auto" style:text-underline-color="font-color" fo:font-weight="normal" fo:background-color="transparent" loext:char-shading-value="0"/>
    </style:style>
    <style:style style:name="T37"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40"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style:text-line-through-style="none" style:text-line-through-type="none" style:font-name="Arial" fo:font-size="11pt" fo:font-style="italic"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style:text-underline-style="none" style:text-blinking="false" fo:background-color="transparent" loext:char-shading-value="0"/>
    </style:style>
    <style:style style:name="T44"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45" style:family="text">
      <style:text-properties fo:font-variant="normal" fo:text-transform="none" style:font-name="Arial" fo:font-size="11pt" fo:font-style="normal" style:text-underline-style="solid" style:text-underline-width="auto" style:text-underline-color="font-color" fo:font-weight="normal" fo:background-color="transparent" loext:char-shading-value="0"/>
    </style:style>
    <style:style style:name="T46" style:family="text">
      <style:text-properties fo:font-variant="normal" fo:text-transform="none" style:font-name="Arial" fo:font-size="11pt" fo:font-style="italic" style:text-underline-style="solid" style:text-underline-width="auto" style:text-underline-color="font-color" fo:font-weight="normal" fo:background-color="transparent" loext:char-shading-value="0"/>
    </style:style>
    <style:style style:name="T47" style:family="text">
      <style:text-properties fo:font-variant="normal" fo:text-transform="none" style:text-underline-style="solid" style:text-underline-width="auto" style:text-underline-color="font-color" fo:background-color="transparent" loext:char-shading-value="0"/>
    </style:style>
    <style:style style:name="T48" style:family="text">
      <style:text-properties fo:font-variant="normal" fo:text-transform="none" fo:color="#1c1d1e" loext:opacity="100%" style:text-line-through-style="none" style:text-line-through-type="none" style:font-name="Arial" fo:font-size="8pt" fo:font-style="normal" style:text-underline-style="none" fo:font-weight="normal" style:text-blinking="false" fo:background-color="transparent" loext:char-shading-value="0"/>
    </style:style>
    <style:style style:name="T49" style:family="text">
      <style:text-properties fo:font-variant="normal" fo:text-transform="none" fo:color="#1c1d1e" loext:opacity="100%" style:text-line-through-style="none" style:text-line-through-type="none" style:font-name="Arial" fo:font-size="8pt" fo:font-style="italic" style:text-underline-style="none" fo:font-weight="normal" style:text-blinking="false" fo:background-color="transparent" loext:char-shading-value="0"/>
    </style:style>
    <style:style style:name="T50" style:family="text">
      <style:text-properties fo:font-variant="normal" fo:text-transform="none" fo:color="#1c1d1e" loext:opacity="100%" style:text-line-through-style="none" style:text-line-through-type="none" style:text-underline-style="none" style:text-blinking="false" fo:background-color="transparent" loext:char-shading-value="0"/>
    </style:style>
    <style:style style:name="T51" style:family="text">
      <style:text-properties style:font-name="Arial" fo:font-style="normal" fo:font-weight="normal"/>
    </style:style>
    <style:style style:name="T52" style:family="text">
      <style:text-properties officeooo:rsid="00186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RE</text:p>
      <text:p text:style-name="P43">Carnet de bord : les coulisses de la recherche documentaire</text:p>
      <text:p text:style-name="P44">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7">NOM ARE : <text:span text:style-name="T21">DYNAMIC</text:span></text:p>
          </table:table-cell>
        </table:table-row>
        <table:table-row table:style-name="Tableau1.2">
          <table:table-cell table:style-name="Tableau1.A1" office:value-type="string">
            <text:p text:style-name="P7">Groupe :<text:span text:style-name="T21">G5</text:span></text:p>
          </table:table-cell>
        </table:table-row>
        <table:table-row table:style-name="Tableau1.3">
          <table:table-cell table:style-name="Tableau1.A1" office:value-type="string">
            <text:p text:style-name="P7">Sujet : <text:span text:style-name="T21">Fourmilière</text:span></text:p>
          </table:table-cell>
        </table:table-row>
        <table:table-row table:style-name="Tableau1.4">
          <table:table-cell table:style-name="Tableau1.A1" office:value-type="string">
            <text:p text:style-name="P7">NOM, Prénom : <text:span text:style-name="T21">Nicolas Pons</text:span></text:p>
          </table:table-cell>
        </table:table-row>
        <table:table-row table:style-name="Tableau1.5">
          <table:table-cell table:style-name="Tableau1.A1" office:value-type="string">
            <text:p text:style-name="P7">NOM, Prénom :<text:span text:style-name="T21">Alban Leschallier de Lisle</text:span></text:p>
          </table:table-cell>
        </table:table-row>
        <table:table-row table:style-name="Tableau1.6">
          <table:table-cell table:style-name="Tableau1.A1" office:value-type="string">
            <text:p text:style-name="P7">NOM, Prénom :<text:span text:style-name="T21">Timéo Drouart</text:span></text:p>
          </table:table-cell>
        </table:table-row>
        <table:table-row table:style-name="Tableau1.7">
          <table:table-cell table:style-name="Tableau1.A1" office:value-type="string">
            <text:p text:style-name="P7">NOM, Prénom :<text:span text:style-name="T21">Hypolite Allemand</text:span></text:p>
          </table:table-cell>
        </table:table-row>
        <table:table-row table:style-name="Tableau1.8">
          <table:table-cell table:style-name="Tableau1.A1" office:value-type="string">
            <text:p text:style-name="P7">NOM, Prénom :</text:p>
          </table:table-cell>
        </table:table-row>
      </table:table>
      <text:p text:style-name="No_20_Spacing"/>
      <text:p text:style-name="No_20_Spacing"/>
      <text:p text:style-name="No_20_Spacing"><text:span text:style-name="T9">Question n°1 :</text:span><text:span text:style-name="T7"><text:tab/><text:tab/>/2.5</text:span></text:p>
      <text:p text:style-name="P2"/>
      <text:p text:style-name="P42">Je rédige une introduction dans laquelle :</text:p>
      <text:list xml:id="list2439842102" text:style-name="WWNum1">
        <text:list-item>
          <text:p text:style-name="P87">Je définis les termes de mon sujet et je le reformule</text:p>
        </text:list-item>
        <text:list-item>
          <text:p text:style-name="P87">J’élabore ma problématique et j’en identifie les enjeux</text:p>
        </text:list-item>
        <text:list-item>
          <text:p text:style-name="P87">Je développe les angles que j’ai adoptés</text:p>
        </text:list-item>
        <text:list-item>
          <text:p text:style-name="P82">J’annonce mon plan</text:p>
        </text:list-item>
      </text:list>
      <text:p text:style-name="No_20_Spacing"><text:span text:style-name="_31_872"><text:span text:style-name="T12"/></text:span></text:p>
      <text:p text:style-name="P48"/>
      <text:p text:style-name="P48">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48">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p>
      <text:p text:style-name="P48">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text:soft-page-break/>couches de complexité, c’est-à-dire en ajoutant au fur et à mesure des paramètres et des comportements spécifiques aux individus.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p text:style-name="P2"/>
      <text:p text:style-name="No_20_Spacing"><text:span text:style-name="T9">Question n°2 :</text:span><text:span text:style-name="T7"><text:tab/><text:tab/>/3</text:span></text:p>
      <text:p text:style-name="P4"/>
      <text:p text:style-name="P27">J’indique la liste des mots-clés que j’ai utilisé (qu’ils aient mené à des résultats pertinents ou non) dans le tableau à compléter ci-dessous (6 mots-clés minimum).</text:p>
      <text:p text:style-name="P24"/>
      <text:p text:style-name="No_20_Spacing"><text:span text:style-name="T12">Objectifs de l’exercice : </text:span><text:span text:style-name="_31_724"><text:span text:style-name="T12">identifier des mots-clés, maîtriser les outils indispensables pour trouver et traduire mes mots-clés, évaluer leur pertinence pour mon sujet.</text:span></text:span></text:p>
      <text:p text:style-name="P30"/>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Mot-clé en français</text:p>
          </table:table-cell>
          <table:table-cell table:style-name="Tableau2.A1" office:value-type="string">
            <text:p text:style-name="P8">Traduction en anglais</text:p>
          </table:table-cell>
          <table:table-cell table:style-name="Tableau2.A1" office:value-type="string">
            <text:p text:style-name="P8">Où l’avez-vous trouvé ?</text:p>
            <text:p text:style-name="P8"/>
            <text:p text:style-name="P15">(ex : brainstorming, Wikipedia, termsciences,…)</text:p>
          </table:table-cell>
          <table:table-cell table:style-name="Tableau2.A1" office:value-type="string">
            <text:p text:style-name="P8"/>
            <text:p text:style-name="P8">Pertinence du mot-clé</text:p>
            <text:p text:style-name="P8"/>
            <text:p text:style-name="P15">(<text:span text:style-name="T13">++</text:span> : a permis de trouver de nombreuses sources pertinentes ; <text:span text:style-name="T13">+</text:span> : a permis de rebondir vers des choses intéressantes ; <text:span text:style-name="T13">-</text:span> : ne m’a pas permis de trouver grand-chose ; <text:span text:style-name="T13">- -</text:span> : non pertinent pour mon sujet)</text:p>
            <text:p text:style-name="P10"/>
          </table:table-cell>
        </table:table-row>
        <table:table-row table:style-name="Tableau2.2">
          <table:table-cell table:style-name="Tableau2.A1" office:value-type="string">
            <text:p text:style-name="P20">Organisation des fourmis</text:p>
          </table:table-cell>
          <table:table-cell table:style-name="Tableau2.A1" office:value-type="string">
            <text:p text:style-name="P16">ants self-organization</text:p>
          </table:table-cell>
          <table:table-cell table:style-name="Tableau2.A1" office:value-type="string">
            <text:p text:style-name="P23">brainstorming</text:p>
          </table:table-cell>
          <table:table-cell table:style-name="Tableau2.A1" office:value-type="string">
            <text:p text:style-name="P23">++</text:p>
          </table:table-cell>
        </table:table-row>
        <table:table-row table:style-name="Tableau2.3">
          <table:table-cell table:style-name="Tableau2.A1" office:value-type="string">
            <text:p text:style-name="P17">stigmergie</text:p>
          </table:table-cell>
          <table:table-cell table:style-name="Tableau2.A1" office:value-type="string">
            <text:p text:style-name="P19">stigmergy</text:p>
          </table:table-cell>
          <table:table-cell table:style-name="Tableau2.A1" office:value-type="string">
            <text:p text:style-name="P22">Science direct</text:p>
          </table:table-cell>
          <table:table-cell table:style-name="Tableau2.A1" office:value-type="string">
            <text:p text:style-name="P21">+</text:p>
          </table:table-cell>
        </table:table-row>
        <table:table-row table:style-name="Tableau2.4">
          <table:table-cell table:style-name="Tableau2.A1" office:value-type="string">
            <text:p text:style-name="P12">fourmilière</text:p>
          </table:table-cell>
          <table:table-cell table:style-name="Tableau2.A1" office:value-type="string">
            <text:p text:style-name="P18"><text:span text:style-name="T17">ant colon</text:span><text:span text:style-name="T18">y</text:span></text:p>
          </table:table-cell>
          <table:table-cell table:style-name="Tableau2.A1" office:value-type="string">
            <text:p text:style-name="P12">brainstorming</text:p>
          </table:table-cell>
          <table:table-cell table:style-name="Tableau2.A1" office:value-type="string">
            <text:p text:style-name="P12">+</text:p>
          </table:table-cell>
        </table:table-row>
        <table:table-row table:style-name="Tableau2.5">
          <table:table-cell table:style-name="Tableau2.A1" office:value-type="string">
            <text:p text:style-name="P37"><text:bookmark text:name="docs-internal-guid-244d8f33-7fff-b081-6b7e-a2b4bb801f92"/>fourmi</text:p>
            <text:p text:style-name="P10"/>
          </table:table-cell>
          <table:table-cell table:style-name="Tableau2.A1" office:value-type="string">
            <text:p text:style-name="P13">ant</text:p>
          </table:table-cell>
          <table:table-cell table:style-name="Tableau2.A1" office:value-type="string">
            <text:p text:style-name="P13">brainstorming</text:p>
          </table:table-cell>
          <table:table-cell table:style-name="Tableau2.A1" office:value-type="string">
            <text:p text:style-name="P13">+</text:p>
          </table:table-cell>
        </table:table-row>
        <table:table-row table:style-name="Tableau2.6">
          <table:table-cell table:style-name="Tableau2.A1" office:value-type="string">
            <text:p text:style-name="P13">Lasius niger</text:p>
          </table:table-cell>
          <table:table-cell table:style-name="Tableau2.A1" office:value-type="string">
            <text:p text:style-name="P13">Lasius niger</text:p>
          </table:table-cell>
          <table:table-cell table:style-name="Tableau2.A1" office:value-type="string">
            <text:p text:style-name="P13">wikipedia</text:p>
          </table:table-cell>
          <table:table-cell table:style-name="Tableau2.A1" office:value-type="string">
            <text:p text:style-name="P13">+</text:p>
          </table:table-cell>
        </table:table-row>
        <table:table-row table:style-name="Tableau2.7">
          <table:table-cell table:style-name="Tableau2.A1" office:value-type="string">
            <text:p text:style-name="P13">Division travail lasius <text:soft-page-break/>niger</text:p>
          </table:table-cell>
          <table:table-cell table:style-name="Tableau2.A1" office:value-type="string">
            <text:p text:style-name="P13">Division labour lasius <text:s/>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3">Répartition activité</text:p>
            <text:p text:style-name="P13">lasius <text:s/>niger</text:p>
          </table:table-cell>
          <table:table-cell table:style-name="Tableau2.A1" office:value-type="string">
            <text:p text:style-name="P13">Distribution activity lasius niger</text:p>
          </table:table-cell>
          <table:table-cell table:style-name="Tableau2.A1" office:value-type="string">
            <text:p text:style-name="P13">wikipedia/brainstorming</text:p>
          </table:table-cell>
          <table:table-cell table:style-name="Tableau2.A1" office:value-type="string">
            <text:p text:style-name="P13">++</text:p>
          </table:table-cell>
        </table:table-row>
        <table:table-row table:style-name="Tableau2.7">
          <table:table-cell table:style-name="Tableau2.A1" office:value-type="string">
            <text:p text:style-name="P14">comportement</text:p>
          </table:table-cell>
          <table:table-cell table:style-name="Tableau2.A1" office:value-type="string">
            <text:p text:style-name="P14">behaviour</text:p>
          </table:table-cell>
          <table:table-cell table:style-name="Tableau2.A1" office:value-type="string">
            <text:p text:style-name="P14">brainstorming</text:p>
          </table:table-cell>
          <table:table-cell table:style-name="Tableau2.A1" office:value-type="string">
            <text:p text:style-name="P14">++</text:p>
          </table:table-cell>
        </table:table-row>
        <table:table-row table:style-name="Tableau2.7">
          <table:table-cell table:style-name="Tableau2.A1" office:value-type="string">
            <text:p text:style-name="P90"><text:bookmark text:name="docs-internal-guid-c0cfc42d-7fff-9ed5-bf61-f7bdc032e86f"/><text:span text:style-name="T29">Modélisatio</text:span><text:span text:style-name="T30">n fourmi</text:span></text:p>
          </table:table-cell>
          <table:table-cell table:style-name="Tableau2.A1" office:value-type="string">
            <text:p text:style-name="P86">Ant modelisation</text:p>
          </table:table-cell>
          <table:table-cell table:style-name="Tableau2.A1" office:value-type="string">
            <text:p text:style-name="P86">brainstorming</text:p>
          </table:table-cell>
          <table:table-cell table:style-name="Tableau2.A1" office:value-type="string">
            <text:p text:style-name="P86">++</text:p>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P60"><text:span text:style-name="_31_724"><text:span text:style-name="T12"/></text:span></text:p>
      <text:p text:style-name="Standard"><text:span text:style-name="T9">Question n°3 :</text:span><text:span text:style-name="T7"><text:tab/><text:tab/>/2.5</text:span></text:p>
      <text:p text:style-name="P4"/>
      <text:p text:style-name="P6"><text:span text:style-name="_33_120"><text:span text:style-name="T11">Je décris mon utilisation des différents outils de recherche (ex : moteurs de recherche, base de donnée, catalogues, recherche par rebond, etc.) et je compare les outils entre eux :</text:span></text:span></text:p>
      <text:list xml:id="list2378789105" text:style-name="WWNum2">
        <text:list-item>
          <text:p text:style-name="P84"><text:span text:style-name="_33_120"><text:span text:style-name="T11">A quelles sources nous permettent-ils d’accéder ?</text:span></text:span></text:p>
        </text:list-item>
        <text:list-item>
          <text:p text:style-name="P84"><text:span text:style-name="_33_120"><text:span text:style-name="T11">Quelles sont leurs spécificités ?</text:span></text:span></text:p>
        </text:list-item>
        <text:list-item>
          <text:p text:style-name="P83">Quelle est leur niveau de spécialisation ?</text:p>
        </text:list-item>
      </text:list>
      <text:p text:style-name="P49"/>
      <text:p text:style-name="P5">Il faut au moins une base de données, un catalogue de bibliothèque (ex : celui de la Bibliothèque de Sorbonne Université, le Sudoc ou autre) et un moteur de recherche.</text:p>
      <text:p text:style-name="P3"/>
      <text:p text:style-name="P66">Astuce ! Retrouvez les outils de recherche indispensables à votre atelier dans la rubrique « Vos outils et bases de données » sur Moodle.</text:p>
      <text:p text:style-name="P3"/>
      <text:p text:style-name="P61"/>
      <text:p text:style-name="P28">Objectifs de l’exercice : maîtriser des outils variés pour trouver une documentation la plus complète possible, connaître les avantages et les limites de chaque outil, connaître leur utilité en fonction de leur spécialisation pour ma recherche.</text:p>
      <text:p text:style-name="P88"/>
      <text:p text:style-name="P3"/>
      <text:p text:style-name="P61"/>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9"/>
            <text:p text:style-name="P9">Niveau de spécialisation de l’outil</text:p>
            <text:p text:style-name="P11"/>
            <text:p text:style-name="P11">(<text:span text:style-name="T13">++</text:span> : niveau spécialisé ; <text:span text:style-name="T13">+</text:span> : niveau avancé ; <text:span text:style-name="T13">-</text:span> : grand public ; <text:span text:style-name="T13">- -</text:span> : outil non pertinent)</text:p>
            <text:p text:style-name="P50"/>
          </table:table-cell>
          <table:table-cell table:style-name="Tableau4.A1" office:value-type="string">
            <text:p text:style-name="P53">Avantages et inconvénients de cet outil</text:p>
          </table:table-cell>
          <table:table-cell table:style-name="Tableau4.A1" office:value-type="string">
            <text:p text:style-name="P53">Documents trouvés</text:p>
          </table:table-cell>
          <table:table-cell table:style-name="Tableau4.A1" office:value-type="string">
            <text:p text:style-name="P53">Mots-clés utilisés sur cet outil</text:p>
          </table:table-cell>
          <table:table-cell table:style-name="Tableau4.A1" office:value-type="string">
            <text:p text:style-name="P53">Nom de l’outil</text:p>
          </table:table-cell>
          <table:table-cell table:style-name="Tableau4.F1" office:value-type="string">
            <text:p text:style-name="P53"/>
          </table:table-cell>
        </table:table-row>
        <table:table-row table:style-name="Tableau4.2">
          <table:table-cell table:style-name="Tableau4.A1" office:value-type="string">
            <text:p text:style-name="P51">+/-</text:p>
          </table:table-cell>
          <table:table-cell table:style-name="Tableau4.A1" office:value-type="string">
            <text:p text:style-name="P92"><text:bookmark text:name="docs-internal-guid-d1a39134-7fff-0425-a4c7-fb4e97ed7a8b"/>-Recherche simple</text:p>
            <text:p text:style-name="P92">/<text:line-break/>-résultats pas toujours fiable<text:line-break/>-pas de moyen efficace de trier<text:line-break/>-pas d'accès gratuit base de données</text:p>
            <text:p text:style-name="P50"/>
          </table:table-cell>
          <table:table-cell table:style-name="Tableau4.A1" office:value-type="string">
            <text:p text:style-name="P55"><text:bookmark text:name="docs-internal-guid-4e18ac8b-7fff-4382-72fc-e68c113e81ee"/><text:span text:style-name="T25">« </text:span><text:span text:style-name="T48">Polyéthisme et Répartition des Niveaux d'Activité chez la fourmi </text:span><text:span text:style-name="T49">Lasius niger</text:span><text:span text:style-name="T50"> </text:span><text:span text:style-name="T48">L. » A.lenoir, H .Ataya<text:line-break/></text:span><text:span text:style-name="T25">«Polyéthisme - Division du travail chez les fourmis» A.Lenoir</text:span></text:p>
            <text:p text:style-name="P50"/>
          </table:table-cell>
          <table:table-cell table:style-name="Tableau4.A1" office:value-type="string">
            <text:p text:style-name="P56"><text:bookmark text:name="docs-internal-guid-a2b422ab-7fff-064e-44c7-74f5a5461cbc"/>Fourmi, Lasius Niger, Division du travail fourmi, répartition activité Lasius Niger</text:p>
            <text:p text:style-name="P50"/>
          </table:table-cell>
          <table:table-cell table:style-name="Tableau4.A1" office:value-type="string">
            <text:p text:style-name="P54"><text:bookmark text:name="docs-internal-guid-91415d83-7fff-cf2a-a762-4032c926dde3"/>Google </text:p>
            <text:p text:style-name="P50"/>
          </table:table-cell>
          <table:table-cell table:style-name="Tableau4.A1" office:value-type="string">
            <text:p text:style-name="P50">Outil 1</text:p>
          </table:table-cell>
        </table:table-row>
        <table:table-row table:style-name="Tableau4.3">
          <table:table-cell table:style-name="Tableau4.A1" office:value-type="string">
            <text:p text:style-name="P52">++ / +</text:p>
          </table:table-cell>
          <table:table-cell table:style-name="Tableau4.A1" office:value-type="string">
            <text:p text:style-name="P55"><text:bookmark text:name="docs-internal-guid-c6b9f731-7fff-c0ad-7fc4-1e9b795564a7"/><text:span text:style-name="T26">recherche simple et avancée<text:line-break/>tri par document, par année</text:span></text:p>
            <text:p text:style-name="P96">/</text:p>
            <text:p text:style-name="P96">Trop spécialisé pour commencer</text:p>
            <text:p text:style-name="P95"><text:span text:style-name="T23"><text:line-break/></text:span><text:span text:style-name="T27"> </text:span></text:p>
            <text:p text:style-name="P50"/>
          </table:table-cell>
          <table:table-cell table:style-name="Tableau4.A1" office:value-type="string">
            <text:p text:style-name="P99"><text:span text:style-name="T32">Dorigo, Marco, Mauro Birattari, et Thomas Stützle. « Ant Colony Optimization ».</text:span></text:p>
            <text:p text:style-name="P47"><text:span text:style-name="T35"/></text:p>
            <text:p text:style-name="Text_20_body"/>
            <text:p text:style-name="P47"><text:span text:style-name="T35">« Entropy-Based Goal-Oriented Emergence Management in Self-Organizing Systems through Feedback Control Loop: A Case Study in NASA ANTS Mission ». </text:span><text:span text:style-name="T36">Reliability Engineering &amp; System Safety</text:span><text:span text:style-name="T37"> </text:span><text:span text:style-name="T35">210 (1 juin 2021): 107506.</text:span><text:a xlink:type="simple" xlink:href="https://doi.org/10.1016/j.ress.2021.107506" text:style-name="Internet_20_link" text:visited-style-name="Visited_20_Internet_20_Link"><text:span text:style-name="T39"> </text:span></text:a><text:a xlink:type="simple" xlink:href="https://doi.org/10.1016/j.ress.2021.107506" text:style-name="Internet_20_link" text:visited-style-name="Visited_20_Internet_20_Link"><text:span text:style-name="T38">https://doi.org/10.1016/j.ress.2021.107506</text:span></text:a><text:span text:style-name="T35">.</text:span></text:p>
            <text:p text:style-name="P50"/>
          </table:table-cell>
          <table:table-cell table:style-name="Tableau4.A1" office:value-type="string">
            <text:p text:style-name="P58"><text:bookmark text:name="docs-internal-guid-cb273e77-7fff-1663-a148-9a286bb8c8ac"/>ants self-organization, stigmergy, ant colony</text:p>
            <text:p text:style-name="P50"/>
          </table:table-cell>
          <table:table-cell table:style-name="Tableau4.A1" office:value-type="string">
            <text:p text:style-name="P57"><text:bookmark text:name="docs-internal-guid-b183de46-7fff-04de-80d0-ab6cc348ef03"/>Sciencedirect (base de données)</text:p>
            <text:p text:style-name="P50"/>
          </table:table-cell>
          <table:table-cell table:style-name="Tableau4.A1" office:value-type="string">
            <text:p text:style-name="P50">Outil 2</text:p>
          </table:table-cell>
        </table:table-row>
        <table:table-row table:style-name="Tableau4.4">
          <table:table-cell table:style-name="Tableau4.A1" office:value-type="string">
            <text:p text:style-name="P85">++/+</text:p>
          </table:table-cell>
          <table:table-cell table:style-name="Tableau4.A1" office:value-type="string">
            <text:p text:style-name="P100"><text:bookmark text:name="docs-internal-guid-3bb557b3-7fff-3cb5-e9ff-83406e8551ea"/><text:span text:style-name="T20"> -simple d’utilisation</text:span></text:p>
            <text:p text:style-name="P97">-tri par type de documents</text:p>
            <text:p text:style-name="Text_20_body"><text:s text:c="18"/>/</text:p>
            <text:p text:style-name="P96"><text:s/>-beaucoups de documents ne sont pas accessibles en ligne</text:p>
            <text:p text:style-name="P96">-faible nombre de résultats par page</text:p>
            <text:p text:style-name="P96">-pas toujours de résumé</text:p>
            <text:p text:style-name="Text_20_body"><text:line-break/></text:p>
            <text:p text:style-name="P50"/>
          </table:table-cell>
          <table:table-cell table:style-name="Tableau4.A1" office:value-type="string">
            <text:p text:style-name="P91">Le Goff, Line. « Formation spontanée de chemins: des fourmis aux marches aléatoires renforcées ». Thèse de doctorat, Université Paris Nanterre, 2014.</text:p>
            <text:p text:style-name="P50"/>
          </table:table-cell>
          <table:table-cell table:style-name="Tableau4.A1" office:value-type="string">
            <text:p text:style-name="P57"><text:bookmark text:name="docs-internal-guid-15cd3c13-7fff-799b-9848-8d3a6766195e"/>fourmis, comportement, organisation</text:p>
            <text:p text:style-name="P50"/>
          </table:table-cell>
          <table:table-cell table:style-name="Tableau4.A1" office:value-type="string">
            <text:p text:style-name="P59"><text:bookmark text:name="docs-internal-guid-25ed1272-7fff-3c7f-589a-6c518b6d41c6"/> <text:span text:style-name="T51">Sudoc</text:span></text:p>
            <text:p text:style-name="P50"/>
          </table:table-cell>
          <table:table-cell table:style-name="Tableau4.A1" office:value-type="string">
            <text:p text:style-name="P50">Outil 3</text:p>
          </table:table-cell>
        </table:table-row>
      </table:table>
      <text:p text:style-name="P6"><text:span text:style-name="T9">Question n°4 :</text:span><text:span text:style-name="T7"><text:tab/>/3</text:span></text:p>
      <text:p text:style-name="P3"><text:soft-page-break/></text:p>
      <text:p text:style-name="P27">Je réalise une bibliographie (qui ne sera peut-être pas votre bibliographie finale pour votre atelier) selon la norme ISO-690. Il devra y avoir au minimum un article scientifique, un livre, une thèse et un site web.</text:p>
      <text:p text:style-name="P25"/>
      <text:p text:style-name="P45">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25"/>
      <text:p text:style-name="P29">Objectifs de l’exercice : connaître les éléments nécessaires pour référencer correctement des documents différents, être capable de me conformer à une norme pour me faire comprendre de mes lecteurs.</text:p>
      <text:p text:style-name="P26"/>
      <text:p text:style-name="P46"><text:a xlink:type="simple" xlink:href="https://doi.org/10.1111/j.1439-0310.1983.tb00088.x" text:style-name="Internet_20_link" text:visited-style-name="Visited_20_Internet_20_Link"><text:span text:style-name="T27"/></text:a></text:p>
      <text:p text:style-name="P46"><text:bookmark text:name="docs-internal-guid-876f2a87-7fff-25b9-8fdc-645dd907f3c8"/><text:span text:style-name="T40">Lenoir, A., et H. Ataya. « Polyéthisme et Répartition Des Niveaux d’Activité Chez La Fourmi Lasius Niger L. » </text:span><text:span text:style-name="T42">Zeitschrift Für Tierpsychologie</text:span><text:span text:style-name="T43"> </text:span><text:span text:style-name="T40">63, no</text:span><text:span text:style-name="T43"> </text:span><text:span text:style-name="T40">2‑3 (1983): 213‑32.</text:span><text:a xlink:type="simple" xlink:href="https://doi.org/10.1111/j.1439-0310.1983.tb00088.x" text:style-name="Internet_20_link" text:visited-style-name="Visited_20_Internet_20_Link"><text:span text:style-name="T43"> </text:span></text:a></text:p>
      <text:p text:style-name="P67"/>
      <text:p text:style-name="P69"><text:span text:style-name="T45">Passera Luc. </text:span><text:span text:style-name="T46">Les fourmis: comportement, organisation sociale et évolution / Luc Passera,... Serge Aron,...</text:span><text:span text:style-name="T47"> </text:span><text:span text:style-name="T45">Ottawa (Ont.): les Presses scientifiques du CNRC, 2005.</text:span></text:p>
      <text:p text:style-name="P67"/>
      <text:p text:style-name="P68"><text:span text:style-name="T32">WSL (FR), Institut fédéral de recherches WSL-. « Les fourmis des bois en Suisse ». </text:span><text:a xlink:type="simple" xlink:href="https://www.waldwissen.net/fr/habitat-forestier/faune-forestiere/insectes-invertebres/fourmis-des-bois-en-suisse" text:style-name="Internet_20_link" text:visited-style-name="Visited_20_Internet_20_Link"><text:span text:style-name="T22">https://www.waldwissen.net/fr/habitat-forestier/faune-forestiere/insectes-invertebres/fourmis-des-bois-en-suisse</text:span></text:a><text:span text:style-name="T32">.</text:span></text:p>
      <text:p text:style-name="P67"/>
      <text:p text:style-name="P68"><text:span text:style-name="T32">Green, D. G., S. Sadedin, et T. G. Leishman. « Self-Organization ». In </text:span><text:span text:style-name="T33">Encyclopedia of Ecology</text:span><text:span text:style-name="T32">, édité par Sven Erik Jørgensen et Brian D. Fath, 3195‑3203. Oxford: Academic Press, 2008.</text:span><text:a xlink:type="simple" xlink:href="https://doi.org/10.1016/B978-008045405-4.00696-0" text:style-name="Internet_20_link" text:visited-style-name="Visited_20_Internet_20_Link"><text:span text:style-name="T28"> </text:span></text:a><text:a xlink:type="simple" xlink:href="https://doi.org/10.1016/B978-008045405-4.00696-0" text:style-name="Internet_20_link" text:visited-style-name="Visited_20_Internet_20_Link"><text:span text:style-name="T22">https://doi.org/10.1016/B978-008045405-4.00696-0</text:span></text:a><text:span text:style-name="T32">.</text:span></text:p>
      <text:p text:style-name="P67"><text:line-break/></text:p>
      <text:p text:style-name="P68"><text:span text:style-name="T32">« Entropy-Based Goal-Oriented Emergence Management in Self-Organizing Systems through Feedback Control Loop: A Case Study in NASA ANTS Mission ». </text:span><text:span text:style-name="T33">Reliability Engineering &amp; System Safety</text:span><text:span text:style-name="T34"> </text:span><text:span text:style-name="T32">210 (1 juin 2021): 107506.</text:span><text:a xlink:type="simple" xlink:href="https://doi.org/10.1016/j.ress.2021.107506" text:style-name="Internet_20_link" text:visited-style-name="Visited_20_Internet_20_Link"><text:span text:style-name="T28"> </text:span></text:a><text:a xlink:type="simple" xlink:href="https://doi.org/10.1016/j.ress.2021.107506" text:style-name="Internet_20_link" text:visited-style-name="Visited_20_Internet_20_Link"><text:span text:style-name="T22">https://doi.org/10.1016/j.ress.2021.107506</text:span></text:a><text:span text:style-name="T32">.</text:span></text:p>
      <text:p text:style-name="P67"/>
      <text:p text:style-name="P68"><text:span text:style-name="T32">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28"> </text:span></text:a><text:a xlink:type="simple" xlink:href="http://thesesups.ups-tlse.fr/3594/" text:style-name="Internet_20_link" text:visited-style-name="Visited_20_Internet_20_Link"><text:span text:style-name="T22">http://thesesups.ups-tlse.fr/3594/</text:span></text:a><text:span text:style-name="T32">.</text:span></text:p>
      <text:p text:style-name="P67"/>
      <text:p text:style-name="P68"><text:soft-page-break/><text:span text:style-name="T32">Dorigo, Marco, Mauro Birattari, et Thomas Stützle. « Ant Colony Optimization ». </text:span><text:span text:style-name="T33">Computational Intelligence Magazine, IEEE</text:span><text:span text:style-name="T34"> </text:span><text:span text:style-name="T32">1 (1 décembre 2006): 28‑39.</text:span><text:a xlink:type="simple" xlink:href="https://doi.org/10.1109/MCI.2006.329691" text:style-name="Internet_20_link" text:visited-style-name="Visited_20_Internet_20_Link"><text:span text:style-name="T28"> </text:span></text:a><text:a xlink:type="simple" xlink:href="https://doi.org/10.1109/MCI.2006.329691" text:style-name="Internet_20_link" text:visited-style-name="Visited_20_Internet_20_Link"><text:span text:style-name="T22">https://doi.org/10.1109/MCI.2006.329691</text:span></text:a><text:span text:style-name="T32">.</text:span></text:p>
      <text:p text:style-name="P67"/>
      <text:p text:style-name="P68"><text:span text:style-name="T32">Moffett, Mark W., Simon Garnier, Kathleen M. Eisenhardt, Nathan R. Furr, Massimo Warglien, Costanza Sartoris, William Ocasio, Thorbjørn Knudsen, Lars A. Bach, et Joachim Offenberg. « Ant Colonies: Building Complex Organizations with Minuscule Brains and No Leaders ». </text:span><text:span text:style-name="T33">Journal of Organization Design</text:span><text:span text:style-name="T32">, 2 février 2021, 1‑20.</text:span><text:a xlink:type="simple" xlink:href="https://doi.org/10.1007/s41469-021-00093-4" text:style-name="Internet_20_link" text:visited-style-name="Visited_20_Internet_20_Link"><text:span text:style-name="T28"> </text:span></text:a><text:a xlink:type="simple" xlink:href="https://doi.org/10.1007/s41469-021-00093-4" text:style-name="Internet_20_link" text:visited-style-name="Visited_20_Internet_20_Link"><text:span text:style-name="T22">https://doi.org/10.1007/s41469-021-00093-4</text:span></text:a><text:span text:style-name="T32">.</text:span></text:p>
      <text:p text:style-name="P94"/>
      <text:p text:style-name="P36"/>
      <text:p text:style-name="P26">Le Goff, Line. « Formation spontanée de chemins: des fourmis aux marches aléatoires renforcées ». Thèse de doctorat, Université Paris Nanterre, 201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31"><text:span text:style-name="T10">Question n°5 :</text:span><text:span text:style-name="T8"><text:tab/>/5</text:span></text:p>
      <text:p text:style-name="P26"/>
      <text:p text:style-name="P31"><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32"><text:span text:style-name="_32_599"><text:span text:style-name="T5"/></text:span></text:p>
      <text:p text:style-name="P31"><text:span text:style-name="_32_599"><text:span text:style-name="T3">Objectifs de l’exercice : exercer mon esprit critique, identifier des informations fiables, analyser et trier les documents trouvés lors de ma recherche.</text:span></text:span></text:p>
      <text:p text:style-name="P34"><text:span text:style-name="_32_599"><text:span text:style-name="T3"/></text:span></text:p>
      <text:p text:style-name="P35"><text:span text:style-name="_32_599"><text:span text:style-name="T4"/></text:span></text:p>
      <text:p text:style-name="P35"><text:span text:style-name="_32_599"><text:span text:style-name="T4"/></text:span></text:p>
      <text:list xml:id="list3380631101" text:style-name="WWNum3">
        <text:list-item>
          <text:p text:style-name="P72"><text:span text:style-name="_32_599"><text:span text:style-name="T6">Document 1 :</text:span></text:span></text:p>
        </text:list-item>
      </text:list>
      <text:p text:style-name="P32"><text:span text:style-name="_32_599"><text:span text:style-name="T5"/></text:span></text:p>
      <text:list xml:id="list1464329099" text:style-name="WWNum4">
        <text:list-item>
          <text:p text:style-name="P74">Référence bibliographique de mon document : </text:p>
        </text:list-item>
      </text:list>
      <text:p text:style-name="P63"/>
      <text:p text:style-name="P70"><text:span text:style-name="T45">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44"> </text:span></text:a><text:a xlink:type="simple" xlink:href="http://thesesups.ups-tlse.fr/3594/" text:style-name="Internet_20_link" text:visited-style-name="Visited_20_Internet_20_Link"><text:span text:style-name="T41">http://thesesups.ups-tlse.fr/3594/</text:span></text:a><text:span text:style-name="T45">.</text:span></text:p>
      <text:p text:style-name="P98"/>
      <text:p text:style-name="P32"/>
      <text:list xml:id="list115925356424165" text:continue-numbering="true" text:style-name="WWNum4">
        <text:list-item>
          <text:p text:style-name="P77">Qui est l’auteur.trice de mon document ? Quelle est sa profession ? Quel est son domaine de compétences ? Pour qui travaille-t-iel, c’est-à-dire quelle est son affiliation (son laboratoire, son université, son entreprise, …) ?</text:p>
        </text:list-item>
      </text:list>
      <text:p text:style-name="P76"><text:s/></text:p>
      <text:p text:style-name="P79"/>
      <text:p text:style-name="P65"><text:span text:style-name="T14">L’</text:span><text:span text:style-name="T13">auteur de ce document est Kévin Berthelot, </text:span><text:span text:style-name="T16">qui</text:span><text:span text:style-name="T13"> est actuellement chercheur postdoctorant a l’université de l’arizona en écologie chimique.</text:span></text:p>
      <text:p text:style-name="P80"/>
      <text:p text:style-name="P40"/>
      <text:p text:style-name="P39"/>
      <text:p text:style-name="P39"/>
      <text:p text:style-name="P32"/>
      <text:p text:style-name="P32"/>
      <text:list xml:id="list115926724031717" text:continue-numbering="true" text:style-name="WWNum4">
        <text:list-item>
          <text:p text:style-name="P74">Par quelle structure ce document a-t-il été publié (éditeur, site web, revue,…) ? Quelle est la spécialité de cette structure ?</text:p>
        </text:list-item>
      </text:list>
      <text:p text:style-name="P63"/>
      <text:p text:style-name="P64"><text:span text:style-name="T15">C</text:span><text:span text:style-name="T13">e document a été publié sur Thesesups, qui est le site de dépôt de thèses de l’université de Toulouse Paul Sabatier.</text:span></text:p>
      <text:p text:style-name="P41"/>
      <text:list xml:id="list115925551624696" text:continue-numbering="true" text:style-name="WWNum4">
        <text:list-item>
          <text:p text:style-name="P74">L’auteur.rice cite-t-iel ses sources ? Y’a-t-il une bibliographie ou des références ?</text:p>
        </text:list-item>
      </text:list>
      <text:p text:style-name="P33">L’auteur cite en effet ses sources dans la bibliographie disponible a la fin de sa thèse.</text:p>
      <text:p text:style-name="P39"/>
      <text:p text:style-name="P39"/>
      <text:p text:style-name="P39"/>
      <text:p text:style-name="P39"/>
      <text:p text:style-name="P32"/>
      <text:p text:style-name="P32"/>
      <text:list xml:id="list115926592150422" text:continue-numbering="true" text:style-name="WWNum4">
        <text:list-item>
          <text:p text:style-name="P74">Quand mon document a-t-il été publié ? L’information est-elle datée pour mon sujet ?</text:p>
        </text:list-item>
      </text:list>
      <text:p text:style-name="P33">Cette Thèse a été publiée en 2016, le sujet étant en lien avec les fourmis, cette information est parfaitement cohérente pour le sujet </text:p>
      <text:p text:style-name="P32"/>
      <text:p text:style-name="P32"/>
      <text:list xml:id="list115925396789512" text:continue-numbering="true" text:style-name="WWNum4">
        <text:list-item>
          <text:p text:style-name="P74">Quel est l’objectif de ce document (éducatif, commercial, informatif, divertissement) ?</text:p>
        </text:list-item>
      </text:list>
      <text:p text:style-name="P33">L’objectif de ce document est essentiellement informatif, notamment au niveau scientifique pour une compréhension poussée de la fourmi et de son interaction avec l’environnement</text:p>
      <text:p text:style-name="P32"/>
      <text:p text:style-name="P32"/>
      <text:list xml:id="list115926770024208" text:continue-numbering="true" text:style-name="WWNum4">
        <text:list-item>
          <text:p text:style-name="P74">Quel est le niveau de spécialisation de mon document ?</text:p>
        </text:list-item>
      </text:list>
      <text:p text:style-name="P33">Ce document est extrêmement spécialisé, c’est une thèse doctorale ayant pour objectif d’apporter de nouvelles informations a la recherche scientifique concernant les fourmis, et ce a toute échelle les concernant ( macroscopique avec leur rapport a l’environnement et nanoscopique en allant jusqu’à étudier leur génétique pour comprendre ce qui peut les pousser a certains fonctionnements précis).</text:p>
      <text:p text:style-name="P32"/>
      <text:p text:style-name="P32"/>
      <text:p text:style-name="P62"/>
      <text:list xml:id="list115924917191285" text:continue-list="list3380631101" text:style-name="WWNum3">
        <text:list-item>
          <text:p text:style-name="P81"><text:span text:style-name="_32_599"><text:span text:style-name="T6">Document 2 :</text:span></text:span></text:p>
        </text:list-item>
      </text:list>
      <text:p text:style-name="P32"><text:span text:style-name="_32_599"><text:span text:style-name="T5"/></text:span></text:p>
      <text:list xml:id="list3391317867" text:style-name="WWNum5">
        <text:list-item>
          <text:p text:style-name="P75">Référence bibliographique de mon document : </text:p>
        </text:list-item>
      </text:list>
      <text:p text:style-name="P32"/>
      <text:p text:style-name="P38"/>
      <text:p text:style-name="P39"/>
      <text:p text:style-name="P39"/>
      <text:p text:style-name="P32"/>
      <text:p text:style-name="P32"/>
      <text:list xml:id="list115926594572146" text:continue-numbering="true" text:style-name="WWNum5">
        <text:list-item>
          <text:p text:style-name="P78">Qui est l’auteur.trice de mon document ? Quelle est sa profession ? Quel est son domaine de compétences ? Pour qui travaille-t-iel, c’est-à-dire quelle est son affiliation (son laboratoire, son université, son entreprise, …) ?</text:p>
        </text:list-item>
      </text:list>
      <text:p text:style-name="P32"/>
      <text:p text:style-name="P38"/>
      <text:p text:style-name="P39"/>
      <text:p text:style-name="P39"/>
      <text:p text:style-name="P39"/>
      <text:p text:style-name="P39"/>
      <text:p text:style-name="P39"/>
      <text:p text:style-name="P39"/>
      <text:p text:style-name="P39"/>
      <text:p text:style-name="P32"/>
      <text:p text:style-name="P32"/>
      <text:list xml:id="list115925296905467" text:continue-numbering="true" text:style-name="WWNum5">
        <text:list-item>
          <text:p text:style-name="P75">Par quelle structure ce document a-t-il été publié (éditeur, site web, revue,…) ? Quelle est la spécialité de cette structure ?</text:p>
        </text:list-item>
      </text:list>
      <text:p text:style-name="P32"/>
      <text:p text:style-name="P38"/>
      <text:p text:style-name="P39"/>
      <text:p text:style-name="P39"/>
      <text:p text:style-name="P39"/>
      <text:p text:style-name="P39"/>
      <text:p text:style-name="P39"/>
      <text:p text:style-name="P39"/>
      <text:p text:style-name="P39"/>
      <text:p text:style-name="P32"/>
      <text:p text:style-name="P62"/>
      <text:p text:style-name="P41"/>
      <text:list xml:id="list115926242535239" text:continue-numbering="true" text:style-name="WWNum5">
        <text:list-item>
          <text:p text:style-name="P75">L’auteur cite-t-iel ses sources ? Y’a-t-il une bibliographie ou des références ?</text:p>
        </text:list-item>
      </text:list>
      <text:p text:style-name="P32"/>
      <text:p text:style-name="P38"/>
      <text:p text:style-name="P39"/>
      <text:p text:style-name="P39"/>
      <text:p text:style-name="P39"/>
      <text:p text:style-name="P39"/>
      <text:p text:style-name="P32"/>
      <text:p text:style-name="P32"/>
      <text:list xml:id="list115925384810400" text:continue-numbering="true" text:style-name="WWNum5">
        <text:list-item>
          <text:p text:style-name="P75">Quand mon document a-t-il été publié ? L’information est-elle datée pour mon sujet ?</text:p>
        </text:list-item>
      </text:list>
      <text:p text:style-name="P32"/>
      <text:p text:style-name="P38"/>
      <text:p text:style-name="P39"/>
      <text:p text:style-name="P39"/>
      <text:p text:style-name="P32"/>
      <text:p text:style-name="P32"/>
      <text:list xml:id="list115926679631864" text:continue-numbering="true" text:style-name="WWNum5">
        <text:list-item>
          <text:p text:style-name="P75">Quel est l’objectif de ce document (éducatif, commercial, informatif, divertissement) ?</text:p>
        </text:list-item>
      </text:list>
      <text:p text:style-name="P32"/>
      <text:p text:style-name="P38"/>
      <text:p text:style-name="P39"/>
      <text:p text:style-name="P39"/>
      <text:p text:style-name="P32"/>
      <text:p text:style-name="P32"/>
      <text:list xml:id="list115926606259588" text:continue-numbering="true" text:style-name="WWNum5">
        <text:list-item>
          <text:p text:style-name="P75">Quel est le niveau de spécialisation de mon document ?</text:p>
        </text:list-item>
      </text:list>
      <text:p text:style-name="P32"/>
      <text:p text:style-name="P38"/>
      <text:p text:style-name="P39"/>
      <text:p text:style-name="P39"/>
      <text:p text:style-name="P3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10</meta:editing-cycles>
    <meta:creation-date>2021-03-11T09:22:00</meta:creation-date>
    <dc:date>2021-03-18T11:57:37.661080966</dc:date>
    <meta:editing-duration>PT2H16M2S</meta:editing-duration>
    <meta:generator>LibreOffice/7.0.4.2$Linux_X86_64 LibreOffice_project/00$Build-2</meta:generator>
    <meta:document-statistic meta:table-count="3" meta:image-count="0" meta:object-count="0" meta:page-count="10" meta:paragraph-count="151" meta:word-count="1738" meta:character-count="11567" meta:non-whitespace-character-count="9962"/>
    <meta:user-defined meta:name="AppVersion">16.0000</meta:user-defined>
    <meta:user-defined meta:name="Company">Université P &amp; M Curie</meta:user-defined>
    <meta:template xlink:type="simple" xlink:actuate="onRequest" xlink:title="Normal.dotm" xlink:href=""/>
  </office:meta>
</office:document-meta>
</file>